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master-page-name="First_20_Page">
      <style:paragraph-properties style:page-number="auto"/>
    </style:style>
    <style:style style:name="P3" style:family="paragraph" style:parent-style-name="Standard">
      <style:text-properties fo:color="#000000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P4" style:family="paragraph" style:parent-style-name="Standard">
      <style:text-properties style:font-name="Courier New1" fo:font-size="10pt" style:font-size-asian="10pt" style:font-size-complex="10pt"/>
    </style:style>
    <style:style style:name="P5" style:family="paragraph" style:parent-style-name="Standard">
      <style:paragraph-properties fo:margin-left="1.27cm" fo:margin-right="0cm" style:line-height-at-least="0.494cm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fo:color="#000000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P6" style:family="paragraph" style:parent-style-name="Standard">
      <style:paragraph-properties fo:margin-left="1.27cm" fo:margin-right="0cm" style:line-height-at-least="0.494cm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fo:color="#000000" style:text-outline="false" style:font-name="Courier New1" fo:font-size="10pt" fo:letter-spacing="normal" style:letter-kerning="false" style:font-name-asian="Times-Roman" style:font-size-asian="10pt" style:font-name-complex="Times-Roman" style:font-size-complex="10pt"/>
    </style:style>
    <style:style style:name="P7" style:family="paragraph" style:parent-style-name="Standard">
      <style:paragraph-properties fo:margin-left="1.27cm" fo:margin-right="0cm" style:line-height-at-least="0.494cm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font-name="Courier New1" fo:font-size="10pt" style:font-size-asian="10pt" style:font-size-complex="10pt"/>
    </style:style>
    <style:style style:name="P8" style:family="paragraph" style:parent-style-name="Standard">
      <style:paragraph-properties fo:margin-left="1.27cm" fo:margin-right="0cm" style:line-height-at-least="0.494cm" fo:text-indent="-1.27cm" style:auto-text-indent="false" fo:padding="0.074cm" fo:border-left="none" fo:border-right="none" fo:border-top="none" fo:border-bottom="0.002cm solid #000000" style:text-autospace="none" style:join-border="false">
        <style:tab-stops>
          <style:tab-stop style:position="-0.882cm"/>
          <style:tab-stop style:position="0cm"/>
        </style:tab-stops>
      </style:paragraph-properties>
      <style:text-properties style:font-name="Courier New1" fo:font-size="10pt" style:font-size-asian="10pt" style:font-size-complex="10pt"/>
    </style:style>
    <style:style style:name="P9" style:family="paragraph" style:parent-style-name="Standard">
      <style:paragraph-properties fo:margin-left="1.27cm" fo:margin-right="0cm" style:line-height-at-least="0.494cm" fo:text-indent="-1.27cm" style:auto-text-indent="false" fo:padding="0.074cm" fo:border-left="none" fo:border-right="none" fo:border-top="none" fo:border-bottom="0.002cm solid #000000" style:text-autospace="none" style:join-border="false">
        <style:tab-stops>
          <style:tab-stop style:position="-0.882cm"/>
          <style:tab-stop style:position="0cm"/>
        </style:tab-stops>
      </style:paragraph-properties>
      <style:text-properties style:font-name="Times-Roman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urier New1" fo:font-size="10pt" style:font-size-asian="10pt" style:font-size-complex="10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00" style:font-name="Times-Roman" fo:font-size="12pt" style:font-name-asian="Times-Roman" style:font-size-asian="12pt" style:font-name-complex="Times-Roman" style:font-size-complex="12pt"/>
    </style:style>
    <style:style style:name="T4" style:family="text">
      <style:text-properties fo:color="#000000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T5" style:family="text">
      <style:text-properties fo:color="#000000" style:text-outline="false" fo:font-size="12pt" fo:letter-spacing="normal" style:letter-kerning="false" style:font-name-asian="Times-Roman" style:font-size-asian="12pt" style:font-name-complex="Times-Roman" style:font-size-complex="12pt"/>
    </style:style>
    <style:style style:name="T6" style:family="text">
      <style:text-properties fo:color="#000000" style:text-outline="false" fo:letter-spacing="normal" style:letter-kerning="false" style:font-name-asian="Times-Roman" style:font-name-complex="Times-Roman"/>
    </style:style>
    <style:style style:name="T7" style:family="text">
      <style:text-properties fo:color="#000000" fo:font-size="12pt" style:font-name-asian="Times-Roman" style:font-size-asian="12pt" style:font-name-complex="Times-Roman" style:font-size-complex="12pt"/>
    </style:style>
    <style:style style:name="T8" style:family="text">
      <style:text-properties fo:color="#000000" style:font-name-asian="Times-Roman" style:font-name-complex="Times-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642859674216849774" text:style-name="Outline">
        <text:list-item>
          <text:h text:style-name="P2" text:outline-level="1">GO</text:h>
        </text:list-item>
        <text:list-item>
          <text:h text:style-name="Heading_20_1" text:outline-level="1">Templates</text:h>
        </text:list-item>
      </text:list>
      <text:p text:style-name="Standard"/>
      <text:p text:style-name="Standard">Objetivo:</text:p>
      <text:p text:style-name="Standard"/>
      <text:p text:style-name="Standard">F.Creación: 21-4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0"/>
      <text:p text:style-name="P4">sages := []string{"Gandhi", "MLK", "Buddha", "Jesus", "Muhammad"}</text:p>
      <text:p text:style-name="P4"/>
      <text:p text:style-name="P4"><text:tab/>err := tpl.Execute(os.Stdout, sages)</text:p>
      <text:p text:style-name="P4"><text:tab/>if err != nil {</text:p>
      <text:p text:style-name="P4"><text:tab/><text:tab/>log.Fatalln(err)</text:p>
      <text:p text:style-name="P4"><text:tab/>}</text:p>
      <text:p text:style-name="P4"/>
      <text:p text:style-name="P7"><text:span text:style-name="T8">•<text:tab/></text:span><text:span text:style-name="T6">{{range .}}</text:span></text:p>
      <text:p text:style-name="P6">{{.}}</text:p>
      <text:p text:style-name="P8"><text:span text:style-name="T6">{{end}} </text:span></text:p>
      <text:p text:style-name="P4"><text:tab/>sages := map[string]string{</text:p>
      <text:p text:style-name="P4"><text:tab/><text:tab/>"India": <text:s text:c="3"/>"Gandhi",</text:p>
      <text:p text:style-name="P4"><text:tab/><text:tab/>"America": <text:s/>"MLK",</text:p>
      <text:p text:style-name="P4"><text:tab/><text:tab/>"Meditate": "Buddha",</text:p>
      <text:p text:style-name="P4"><text:tab/><text:tab/>"Love": <text:s text:c="4"/>"Jesus",</text:p>
      <text:p text:style-name="P4"><text:tab/><text:tab/>"Prophet": <text:s/>"Muhammad",</text:p>
      <text:p text:style-name="P4"><text:tab/>}</text:p>
      <text:p text:style-name="P4"/>
      <text:p text:style-name="P4"><text:tab/>err := tpl.Execute(os.Stdout, sages)</text:p>
      <text:p text:style-name="P4"><text:tab/>if err != nil {</text:p>
      <text:p text:style-name="P4"><text:tab/><text:tab/>log.Fatalln(err)</text:p>
      <text:p text:style-name="P4"><text:tab/>}</text:p>
      <text:p text:style-name="P4"/>
      <text:p text:style-name="P3">{{range .}}</text:p>
      <text:p text:style-name="P5">{{.}}</text:p>
      <text:p text:style-name="P9"><text:span text:style-name="T6">{{end}} </text:span></text:p>
      <text:p text:style-name="P3"/>
      <text:p text:style-name="P3"/>
      <text:p text:style-name="P3"/>
      <text:p text:style-name="P3"/>
      <text:p text:style-name="P3"><text:soft-page-break/>type sage struct {</text:p>
      <text:p text:style-name="P3"><text:tab/>Name <text:s/>string</text:p>
      <text:p text:style-name="P3"><text:tab/>Motto string</text:p>
      <text:p text:style-name="P3">}</text:p>
      <text:p text:style-name="P3"/>
      <text:p text:style-name="P3"><text:tab/>buddha := sage{</text:p>
      <text:p text:style-name="P3"><text:tab/><text:tab/>Name: <text:s/>"Buddha",</text:p>
      <text:p text:style-name="P3"><text:tab/><text:tab/>Motto: "The belief of no beliefs",</text:p>
      <text:p text:style-name="P3"><text:tab/>}</text:p>
      <text:p text:style-name="P3"/>
      <text:p text:style-name="P3"><text:tab/>err := tpl.Execute(os.Stdout, buddha)</text:p>
      <text:p text:style-name="P3"><text:tab/>if err != nil {</text:p>
      <text:p text:style-name="P3"><text:tab/><text:tab/>log.Fatalln(err)</text:p>
      <text:p text:style-name="P3"><text:tab/>}</text:p>
      <text:p text:style-name="P4"/>
      <text:p text:style-name="P4"><text:span text:style-name="T3"><text:tab/>•<text:tab/></text:span><text:span text:style-name="T4">{{.Name}} - {{.Motto}}</text:span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4-21T09:32:05</meta:creation-date>
    <meta:editing-duration>PT11M56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3" meta:paragraph-count="44" meta:word-count="102" meta:character-count="738"/>
    <dc:date>2019-04-21T10:35:12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